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97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97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97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97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97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97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97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97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97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97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97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97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97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97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97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97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97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cus Alexander Díaz Cord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/1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485391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a Celeste Cordero Herr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8539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9.1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7" meta:non-whitespace-character-count="1008"/>
    <meta:template xlink:type="simple" xlink:actuate="onRequest" xlink:title="Normal" xlink:href=""/>
  </office:meta>
</office:document-meta>
</file>